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790000016E59BADEE93E4B2536.png" manifest:media-type="image/png"/>
  <manifest:file-entry manifest:full-path="Pictures/100002010000007A0000005CD85F028AC3216440.png" manifest:media-type="image/png"/>
  <manifest:file-entry manifest:full-path="Pictures/100002000000000C0000000C457890EC017201E9.png" manifest:media-type="image/png"/>
  <manifest:file-entry manifest:full-path="Pictures/100002010000007A0000005C1FFE9EADE813B52C.png" manifest:media-type="image/png"/>
  <manifest:file-entry manifest:full-path="Pictures/2000006300006048000044FD1C2F64C8492A4BE7.wmf" manifest:media-type="image/x-wmf"/>
  <manifest:file-entry manifest:full-path="Pictures/10000201000000A50000005667FFE1D35246697D.png" manifest:media-type="image/png"/>
  <manifest:file-entry manifest:full-path="Pictures/10000200000002790000016EB428F5E744D44BAF.png" manifest:media-type="image/png"/>
  <manifest:file-entry manifest:full-path="Pictures/100002010000007A0000005CBD8953D0D198F65F.png" manifest:media-type="image/png"/>
  <manifest:file-entry manifest:full-path="Pictures/10000200000001F40000014D05893C8684302C38.png" manifest:media-type="image/png"/>
  <manifest:file-entry manifest:full-path="Pictures/10000201000000A500000056DDB9C64D57F9F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ＭＳ Ｐゴシック1" svg:font-family="'ＭＳ Ｐゴシック'"/>
    <style:font-face style:name="+mn-cs" svg:font-family="+mn-cs" style:font-pitch="variable"/>
    <style:font-face style:name="Arial" svg:font-family="Arial" style:font-pitch="variable"/>
    <style:font-face style:name="Arimo1" svg:font-family="Arimo" style:font-pitch="variable"/>
    <style:font-face style:name="Luxi Sans1" svg:font-family="'Luxi Sans'" style:font-pitch="variable"/>
    <style:font-face style:name="Noto Sans CJK JP Regular2" svg:font-family="'Noto Sans CJK JP Regular'" style:font-pitch="variable"/>
    <style:font-face style:name="Tinos1" svg:font-family="Tinos" style:font-pitch="variable"/>
    <style:font-face style:name="ＭＳ Ｐゴシック" svg:font-family="'ＭＳ Ｐゴシック'" style:font-pitch="variable"/>
    <style:font-face style:name="Arimo2" svg:font-family="Arimo" style:font-family-generic="modern" style:font-pitch="variable"/>
    <style:font-face style:name="DejaVu Sans1" svg:font-family="'DejaVu Sans'" style:font-family-generic="modern" style:font-pitch="variable"/>
    <style:font-face style:name="Noto Sans CJK JP Regular1" svg:font-family="'Noto Sans CJK JP Regular'" style:font-family-generic="modern" style:font-pitch="variable"/>
    <style:font-face style:name="ＭＳ Ｐゴシック2" svg:font-family="'ＭＳ Ｐゴシック'" style:font-family-generic="modern" style:font-pitch="variable"/>
    <style:font-face style:name="Arial2" svg:font-family="Arial" style:font-family-generic="roman" style:font-pitch="variable"/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marker-end="msArrowOpenEnd_20_9" draw:marker-end-width="0.42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marker-end="msArrowOpenEnd_20_9" draw:marker-end-width="0.42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stroke-linejoin="round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71cm" svg:stroke-color="#000000" draw:stroke-linejoin="miter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marker-end="msArrowOpenEnd_20_9" draw:marker-end-width="0.42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9" draw:marker-end-width="0.42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solid" svg:stroke-width="0.071cm" svg:stroke-color="#000000" draw:stroke-linejoin="miter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solid" svg:stroke-width="0.071cm" svg:stroke-color="#000000" draw:stroke-linejoin="miter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0000" draw:fill="solid" draw:fill-color="#0072b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0000" draw:fill="solid" draw:fill-color="#da531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solid" draw:fill-color="#eeb22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fill="solid" draw:fill-color="#7e2f8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000000" draw:fill="solid" draw:fill-color="#77ad3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000000" draw:fill="solid" draw:fill-color="#4dbfe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000000" draw:fill="solid" draw:fill-color="#a3142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タイトル_20_スライド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タイトル_20_スライド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タイトル_20_スライド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タイトル_20_スライド-backgroundobjects">
      <style:graphic-properties draw:stroke="none" svg:stroke-width="0cm" draw:fill="none" draw:fill-color="#ffffff" draw:textarea-vertical-align="bottom" draw:auto-grow-height="false" draw:fit-to-size="false" fo:min-height="12.461cm" fo:padding-top="0.127cm" fo:padding-bottom="0.127cm" fo:padding-left="0.254cm" fo:padding-right="0.254cm" fo:wrap-option="wrap"/>
    </style:style>
    <style:style style:name="pr5" style:family="presentation" style:parent-style-name="タイトル_20_スライド-notes">
      <style:graphic-properties draw:stroke="none" svg:stroke-width="0cm" draw:fill="none" draw:fill-color="#ffffff" draw:textarea-vertical-align="top" draw:auto-grow-height="false" draw:fit-to-size="false" fo:min-height="12.461cm" fo:padding-top="0.127cm" fo:padding-bottom="0.127cm" fo:padding-left="0.254cm" fo:padding-right="0.254cm" fo:wrap-option="wrap"/>
    </style:style>
    <style:style style:name="pr6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タイトルとコンテンツ-notes">
      <style:graphic-properties draw:stroke="none" svg:stroke-width="0cm" draw:fill="none" draw:fill-color="#ffffff" draw:textarea-vertical-align="top" draw:auto-grow-height="false" draw:fit-to-size="false" fo:min-height="12.461cm" fo:padding-top="0.127cm" fo:padding-bottom="0.127cm" fo:padding-left="0.254cm" fo:padding-right="0.254cm" fo:wrap-option="wrap"/>
    </style:style>
    <style:style style:name="pr10" style:family="presentation" style:parent-style-name="タイトルとコンテンツ-backgroundobjects">
      <style:graphic-properties draw:stroke="none" svg:stroke-width="0cm" draw:fill="none" draw:fill-color="#ffffff" draw:textarea-vertical-align="bottom" draw:auto-grow-height="false" draw:fit-to-size="false" fo:min-height="12.461cm" fo:padding-top="0.127cm" fo:padding-bottom="0.127cm" fo:padding-left="0.254cm" fo:padding-right="0.254cm" fo:wrap-option="wrap"/>
    </style:style>
    <style:style style:name="pr11" style:family="presentation" style:parent-style-name="タイトルとコンテンツ-notes">
      <style:graphic-properties draw:fill-color="#ffffff" fo:min-height="12.46cm"/>
    </style:style>
    <style:style style:name="pr12" style:family="presentation" style:parent-style-name="タイトルのみ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タイトルのみ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タイトルのみ-notes">
      <style:graphic-properties draw:fill-color="#ffffff" fo:min-height="12.46cm"/>
    </style:style>
    <style:style style:name="pr15" style:family="presentation" style:parent-style-name="タイトルと2x_28_1x2_29_のコンテンツ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タイトルと2x_28_1x2_29_の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タイトルと2x_28_1x2_29_のコンテンツ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タイトルと2x_28_1x2_29_のコンテンツ-notes">
      <style:graphic-properties draw:fill-color="#ffffff" fo:min-height="12.46cm"/>
    </style:style>
    <style:style style:name="P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style:paragraph-properties fo:margin-top="0cm" fo:margin-bottom="0cm" fo:line-height="100%" fo:text-align="center" style:writing-mode="lr-tb"/>
      <style:text-properties fo:font-size="20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5" style:family="paragraph">
      <style:paragraph-properties fo:margin-top="0cm" fo:margin-bottom="0cm" fo:line-height="100%" fo:text-align="center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9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margin-left="2.064cm" fo:margin-right="0cm" fo:margin-top="0.169cm" fo:margin-bottom="0cm" fo:text-align="start" fo:text-indent="-0.793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start" style:writing-mode="lr-tb"/>
    </style:style>
    <style:style style:name="P2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28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29" style:family="paragraph">
      <style:paragraph-properties fo:margin-top="0cm" fo:margin-bottom="0cm" fo:line-height="100%" fo:text-align="center" style:writing-mode="lr-tb"/>
    </style:style>
    <style:style style:name="P30" style:family="paragraph">
      <loext:graphic-properties draw:fill="solid" draw:fill-color="#0072be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da5319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eeb220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7e2f8e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77ad3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4dbfef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a3142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ＭＳ Ｐゴシック1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ＭＳ Ｐゴシック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57890EC017201E9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57890EC017201E9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00000000C0000000C457890EC017201E9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frame draw:name="Rectangle 17" presentation:style-name="pr1" draw:text-style-name="P2" draw:layer="layout" svg:width="18.791cm" svg:height="0.769cm" svg:x="0.842cm" svg:y="18.15cm" presentation:class="footer" presentation:user-transformed="true">
          <draw:text-box>
            <text:p text:style-name="P1"><text:span text:style-name="T1">研究室ゼミ</text:span></text:p>
          </draw:text-box>
        </draw:frame>
        <draw:frame draw:name="Rectangle 18" presentation:style-name="pr1" draw:text-style-name="P4" draw:layer="layout" svg:width="6.42cm" svg:height="1.322cm" svg:x="10.561cm" svg:y="16.126cm" presentation:class="date-time" presentation:user-transformed="true">
          <draw:text-box>
            <text:p text:style-name="P3"><text:span text:style-name="T2">2015</text:span><text:span text:style-name="T2">年</text:span><text:span text:style-name="T2">5</text:span><text:span text:style-name="T2">月</text:span><text:span text:style-name="T2">11</text:span><text:span text:style-name="T2">日</text:span></text:p>
          </draw:text-box>
        </draw:frame>
        <draw:frame draw:name="Rectangle 2" presentation:style-name="pr2" draw:text-style-name="P6" draw:layer="layout" svg:width="23.388cm" svg:height="5.043cm" svg:x="2.064cm" svg:y="3.319cm" presentation:class="title" presentation:user-transformed="true">
          <draw:text-box>
            <text:p text:style-name="P5"><text:span text:style-name="T3">Preprocessing and Feature Extraction for </text:span><text:span text:style-name="T3"><text:line-break/></text:span><text:span text:style-name="T3">Handwriting Recognition</text:span></text:p>
          </draw:text-box>
        </draw:frame>
        <draw:frame draw:name="Rectangle 3" presentation:style-name="pr3" draw:text-style-name="P8" draw:layer="layout" svg:width="19.261cm" svg:height="4.4cm" svg:x="4.128cm" svg:y="11.324cm" presentation:class="subtitle" presentation:user-transformed="true">
          <draw:text-box>
            <text:p text:style-name="P7"><text:span text:style-name="T4">東北大学大学院工学研究科</text:span></text:p>
            <text:p text:style-name="P7"><text:span text:style-name="T4">電子工学専攻川又研究室</text:span></text:p>
            <text:p text:style-name="P7"><text:span text:style-name="T4">阿部正英</text:span></text:p>
          </draw:text-box>
        </draw:frame>
        <presentation:notes draw:style-name="dp2">
          <draw:frame draw:name="Rectangle 7" presentation:style-name="pr4" draw:text-style-name="P2" draw:layer="layout" svg:width="8.21cm" svg:height="1.384cm" svg:x="10.733cm" svg:y="26.304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1" draw:layer="layout" svg:width="14.996cm" svg:height="10.384cm" svg:x="1.976cm" svg:y="2.077cm" draw:page-number="1" presentation:class="page"/>
          <draw:frame draw:name="Rectangle 3" presentation:style-name="pr5" draw:text-style-name="P10" draw:layer="layout" svg:width="15.158cm" svg:height="12.461cm" svg:x="1.895cm" svg:y="13.154cm" presentation:class="notes" presentation:placeholder="true" presentation:user-transformed="true">
            <draw:text-box/>
          </draw:frame>
        </presentation:notes>
      </draw:page>
      <draw:page draw:name="初めて使用する際の設定" draw:style-name="dp1" draw:master-page-name="タイトルとコンテンツ" presentation:presentation-page-layout-name="AL2T11">
        <draw:frame draw:name="タイトル 1" presentation:style-name="pr6" draw:text-style-name="P6" draw:layer="layout" svg:width="25.75cm" svg:height="1.441cm" svg:x="0.758cm" svg:y="0.481cm" presentation:class="title" presentation:user-transformed="true">
          <draw:text-box>
            <text:p text:style-name="P11"><text:span text:style-name="T3">初めて使用する際の設定</text:span></text:p>
          </draw:text-box>
        </draw:frame>
        <draw:frame draw:name="コンテンツ プレースホルダー 2" presentation:style-name="pr7" draw:text-style-name="P6" draw:layer="layout" svg:width="24.764cm" svg:height="15.001cm" svg:x="1.376cm" svg:y="2.522cm" presentation:class="outline" presentation:user-transformed="true">
          <draw:text-box>
            <text:list text:style-name="L3">
              <text:list-item>
                <text:p text:style-name="P12"><text:span text:style-name="T3">ルーラー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スライド上で右クリック</text:span></text:p>
                  </text:list-item>
                  <text:list-item>
                    <text:p text:style-name="P13"><text:span text:style-name="T4">ルーラーを選ぶとルーラーが表示される</text:span></text:p>
                  </text:list-item>
                </text:list>
              </text:list-item>
              <text:list-item>
                <text:p text:style-name="P12"><text:span text:style-name="T3">グリッドとガイド</text:span></text:p>
                <text:list>
                  <text:list-item>
                    <text:p text:style-name="P13"><text:span text:style-name="T4">スライド上で右クリック</text:span></text:p>
                  </text:list-item>
                  <text:list-item>
                    <text:p text:style-name="P13"><text:span text:style-name="T4">グリッドとガイドを選ぶ</text:span></text:p>
                  </text:list-item>
                  <text:list-item>
                    <text:p text:style-name="P13"><text:span text:style-name="T4">すべてのチェックボックスにチェックを入れる</text:span></text:p>
                  </text:list-item>
                  <text:list-item>
                    <text:p text:style-name="P13"><text:span text:style-name="T4">グリッドの設定→間隔を</text:span><text:span text:style-name="T4">8</text:span><text:span text:style-name="T4">グリッド</text:span><text:span text:style-name="T4">/cm</text:span><text:span text:style-name="T4">にする</text:span></text:p>
                  </text:list-item>
                  <text:list-item>
                    <text:p text:style-name="P13"><text:span text:style-name="T4">「規定値に設定」ボタンを押す</text:span></text:p>
                  </text:list-item>
                </text:list>
              </text:list-item>
            </text:list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</draw:text-box>
        </draw:frame>
        <draw:frame draw:name="フッター プレースホルダー 4" presentation:style-name="pr8" draw:text-style-name="P2" draw:layer="layout" svg:width="18.791cm" svg:height="0.769cm" svg:x="0.842cm" svg:y="18.15cm" presentation:class="footer" presentation:user-transformed="true">
          <draw:text-box>
            <text:p text:style-name="P1"><text:span text:style-name="T1">研究室ゼミ</text:span></text:p>
          </draw:text-box>
        </draw:frame>
        <draw:frame draw:name="スライド番号プレースホルダー 5" presentation:style-name="pr8" draw:text-style-name="P2" draw:layer="layout" svg:width="1.248cm" svg:height="0.768cm" svg:x="25.51cm" svg:y="18.151cm" presentation:class="page-number" presentation:user-transformed="true">
          <draw:text-box>
            <text:p text:style-name="P15"><text:span text:style-name="T1"><text:page-number>&lt;number&gt;</text:page-number></text:span></text:p>
          </draw:text-box>
        </draw:frame>
        <presentation:notes draw:style-name="dp2">
          <draw:page-thumbnail draw:name="スライド イメージ プレースホルダー 1" draw:style-name="gr1" draw:layer="layout" svg:width="14.996cm" svg:height="10.384cm" svg:x="1.976cm" svg:y="2.077cm" draw:page-number="2" presentation:class="page"/>
          <draw:frame draw:name="ノート プレースホルダー 2" presentation:style-name="pr9" draw:text-style-name="P10" draw:layer="layout" svg:width="15.158cm" svg:height="12.461cm" svg:x="1.895cm" svg:y="13.154cm" presentation:class="notes" presentation:placeholder="true" presentation:user-transformed="true">
            <draw:text-box/>
          </draw:frame>
          <draw:frame draw:name="スライド番号プレースホルダー 3" presentation:style-name="pr10" draw:text-style-name="P2" draw:layer="layout" svg:width="8.21cm" svg:height="1.384cm" svg:x="10.733cm" svg:y="26.30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タイトルなどの書き方" draw:style-name="dp1" draw:master-page-name="タイトルとコンテンツ" presentation:presentation-page-layout-name="AL2T11">
        <draw:frame draw:name="タイトル 1" presentation:style-name="pr6" draw:text-style-name="P6" draw:layer="layout" svg:width="25.75cm" svg:height="1.441cm" svg:x="0.758cm" svg:y="0.481cm" presentation:class="title" presentation:user-transformed="true">
          <draw:text-box>
            <text:p text:style-name="P11"><text:span text:style-name="T3">タイトルなどの書き方</text:span></text:p>
          </draw:text-box>
        </draw:frame>
        <draw:frame draw:name="コンテンツ プレースホルダー 2" presentation:style-name="pr7" draw:text-style-name="P6" draw:layer="layout" svg:width="24.764cm" svg:height="15.001cm" svg:x="1.376cm" svg:y="2.522cm" presentation:class="outline" presentation:user-transformed="true">
          <draw:text-box>
            <text:list text:style-name="L3">
              <text:list-item>
                <text:p text:style-name="P12"><text:span text:style-name="T3">表紙のタイトル部分に発表タイトルを入力する</text:span></text:p>
              </text:list-item>
              <text:list-item>
                <text:p text:style-name="P12"><text:span text:style-name="T3">表紙のサブタイトル部分に所属・氏名を入力する</text:span></text:p>
              </text:list-item>
              <text:list-item>
                <text:p text:style-name="P12"><text:span text:style-name="T3">日付や学会名などはヘッダ・フッタとして入力する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「挿入→ヘッダーとフッター」を選択する</text:span></text:p>
                  </text:list-item>
                  <text:list-item>
                    <text:p text:style-name="P13"><text:span text:style-name="T4">日付と時刻は固定で「</text:span><text:span text:style-name="T4">2015</text:span><text:span text:style-name="T4">年</text:span><text:span text:style-name="T4">5</text:span><text:span text:style-name="T4">月</text:span><text:span text:style-name="T4">11</text:span><text:span text:style-name="T4">日」の形式で入力する</text:span></text:p>
                  </text:list-item>
                  <text:list-item>
                    <text:p text:style-name="P13"><text:span text:style-name="T4">スライド番号にチェックを入れる</text:span></text:p>
                  </text:list-item>
                  <text:list-item>
                    <text:p text:style-name="P13"><text:span text:style-name="T4">フッタにチェックを入れ，「研究室ゼミ」のように発表名を入力する</text:span></text:p>
                  </text:list-item>
                  <text:list-item>
                    <text:p text:style-name="P13"><text:span text:style-name="T4">「すべてに適用」を押す</text:span></text:p>
                  </text:list-item>
                </text:list>
              </text:list-item>
            </text:list>
          </draw:text-box>
        </draw:frame>
        <draw:frame draw:name="フッター プレースホルダー 4" presentation:style-name="pr8" draw:text-style-name="P2" draw:layer="layout" svg:width="18.791cm" svg:height="0.769cm" svg:x="0.842cm" svg:y="18.15cm" presentation:class="footer" presentation:user-transformed="true">
          <draw:text-box>
            <text:p text:style-name="P1"><text:span text:style-name="T1">研究室ゼミ</text:span></text:p>
          </draw:text-box>
        </draw:frame>
        <draw:frame draw:name="スライド番号プレースホルダー 5" presentation:style-name="pr8" draw:text-style-name="P2" draw:layer="layout" svg:width="1.248cm" svg:height="0.768cm" svg:x="25.51cm" svg:y="18.151cm" presentation:class="page-number" presentation:user-transformed="true">
          <draw:text-box>
            <text:p text:style-name="P15"><text:span text:style-name="T1"><text:page-number>&lt;number&gt;</text:page-number></text:span></text:p>
          </draw:text-box>
        </draw:frame>
        <presentation:notes draw:style-name="dp3">
          <draw:page-thumbnail draw:style-name="gr1" draw:layer="layout" svg:width="14.998cm" svg:height="10.383cm" svg:x="1.975cm" svg:y="2.104cm" draw:page-number="3" presentation:class="page"/>
          <draw:frame presentation:style-name="pr11" draw:text-style-name="P16" draw:layer="layout" svg:width="15.158cm" svg:height="12.46cm" svg:x="1.894cm" svg:y="13.154cm" presentation:class="notes" presentation:placeholder="true">
            <draw:text-box/>
          </draw:frame>
        </presentation:notes>
      </draw:page>
      <draw:page draw:name="図形のデフォルト設定" draw:style-name="dp1" draw:master-page-name="タイトルとコンテンツ" presentation:presentation-page-layout-name="AL2T11">
        <draw:frame draw:name="タイトル 1" presentation:style-name="pr6" draw:text-style-name="P6" draw:layer="layout" svg:width="25.75cm" svg:height="1.441cm" svg:x="0.758cm" svg:y="0.481cm" presentation:class="title" presentation:user-transformed="true">
          <draw:text-box>
            <text:p text:style-name="P11"><text:span text:style-name="T3">図形のデフォルト設定</text:span></text:p>
          </draw:text-box>
        </draw:frame>
        <draw:frame draw:name="コンテンツ プレースホルダー 2" presentation:style-name="pr7" draw:text-style-name="P6" draw:layer="layout" svg:width="24.764cm" svg:height="15.001cm" svg:x="1.376cm" svg:y="2.522cm" presentation:class="outline" presentation:user-transformed="true">
          <draw:text-box>
            <text:list text:style-name="L3">
              <text:list-item>
                <text:p text:style-name="P12"><text:span text:style-name="T3">ブロック（四角）や線（矢印）の線の太さは</text:span><text:span text:style-name="T3">2pt</text:span><text:span text:style-name="T3">とする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このデザインテンプレートでは，ブロックは塗りつぶしなしで，線の太さは</text:span><text:span text:style-name="T4">2pt</text:span><text:span text:style-name="T4">になるようにしている．</text:span></text:p>
                  </text:list-item>
                </text:list>
              </text:list-item>
            </text:list>
            <text:p text:style-name="P17"><text:span text:style-name="T4"><text:tab/></text:span><text:span text:style-name="T4">例：</text:span></text:p>
            <text:list text:continue-numbering="true" text:style-name="L4">
              <text:list-item>
                <text:list>
                  <text:list-item>
                    <text:p text:style-name="P18"><text:span text:style-name="T4">矢印については，終点のスタイルを右上のタイプとし，サイズを右下の一番大きいものとしておく．</text:span></text:p>
                  </text:list-item>
                </text:list>
              </text:list-item>
            </text:list>
            <text:p text:style-name="P17"><text:span text:style-name="T4"><text:tab/></text:span><text:span text:style-name="T4">例：</text:span></text:p>
            <text:p text:style-name="P19"><text:span text:style-name="T3"/></text:p>
          </draw:text-box>
        </draw:frame>
        <draw:frame draw:name="フッター プレースホルダー 3" presentation:style-name="pr8" draw:text-style-name="P2" draw:layer="layout" svg:width="18.791cm" svg:height="0.769cm" svg:x="0.842cm" svg:y="18.15cm" presentation:class="footer" presentation:user-transformed="true">
          <draw:text-box>
            <text:p text:style-name="P1"><text:span text:style-name="T1">研究室ゼミ</text:span></text:p>
          </draw:text-box>
        </draw:frame>
        <draw:line draw:name="Line 5" draw:style-name="gr2" draw:text-style-name="P20" draw:layer="layout" svg:x1="5.759cm" svg:y1="10.275cm" svg:x2="9.757cm" svg:y2="10.275cm">
          <text:p/>
        </draw:line>
        <draw:custom-shape draw:name="正方形/長方形 7" draw:style-name="gr3" draw:text-style-name="P20" draw:layer="layout" svg:width="3.999cm" svg:height="0.999cm" svg:x="5.757cm" svg:y="6.4cm">
          <text:p text:style-name="P2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スライド番号プレースホルダー 6" presentation:style-name="pr8" draw:text-style-name="P2" draw:layer="layout" svg:width="1.248cm" svg:height="0.768cm" svg:x="25.51cm" svg:y="18.151cm" presentation:class="page-number" presentation:user-transformed="true">
          <draw:text-box>
            <text:p text:style-name="P15"><text:span text:style-name="T1"><text:page-number>&lt;number&gt;</text:page-number></text:span></text:p>
          </draw:text-box>
        </draw:frame>
        <draw:custom-shape draw:name="正方形/長方形 4" draw:style-name="gr3" draw:text-style-name="P20" draw:layer="layout" svg:width="3.999cm" svg:height="0.999cm" svg:x="5.757cm" svg:y="11.525cm">
          <text:p text:style-name="P2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9" draw:style-name="gr4" draw:text-style-name="P21" draw:layer="layout" svg:width="3.999cm" svg:height="0.001cm" svg:x="5.757cm" svg:y="13.5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1" draw:layer="layout" svg:width="14.998cm" svg:height="10.383cm" svg:x="1.975cm" svg:y="2.104cm" draw:page-number="4" presentation:class="page"/>
          <draw:frame presentation:style-name="pr11" draw:text-style-name="P16" draw:layer="layout" svg:width="15.158cm" svg:height="12.46cm" svg:x="1.894cm" svg:y="13.154cm" presentation:class="notes" presentation:placeholder="true">
            <draw:text-box/>
          </draw:frame>
        </presentation:notes>
      </draw:page>
      <draw:page draw:name="ディジタルフィルタの基本要素" draw:style-name="dp1" draw:master-page-name="タイトルのみ" presentation:presentation-page-layout-name="AL3T19">
        <draw:frame draw:name="タイトル 1" presentation:style-name="pr12" draw:text-style-name="P6" draw:layer="layout" svg:width="25.75cm" svg:height="1.441cm" svg:x="0.758cm" svg:y="0.481cm" presentation:class="title" presentation:user-transformed="true">
          <draw:text-box>
            <text:p text:style-name="P11"><text:span text:style-name="T3">ディジタルフィルタの基本要素</text:span></text:p>
          </draw:text-box>
        </draw:frame>
        <draw:frame draw:name="フッター プレースホルダー 3" presentation:style-name="pr13" draw:text-style-name="P2" draw:layer="layout" svg:width="18.791cm" svg:height="0.769cm" svg:x="0.842cm" svg:y="18.15cm" presentation:class="footer" presentation:user-transformed="true">
          <draw:text-box>
            <text:p text:style-name="P1"><text:span text:style-name="T1">研究室ゼミ</text:span></text:p>
          </draw:text-box>
        </draw:frame>
        <draw:custom-shape draw:name="AutoShape 19" draw:style-name="gr5" draw:text-style-name="P20" draw:layer="layout" svg:width="1.498cm" svg:height="1.251cm" draw:transform="rotate (-1.5707963267949) translate (7.011cm 8.026cm)">
          <text:p text:style-name="P23"><text:span text:style-name="T4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roup 20">
          <draw:custom-shape draw:name="Oval 21" draw:style-name="gr6" draw:text-style-name="P20" draw:layer="layout" svg:width="0.996cm" svg:height="0.996cm" svg:x="5.759cm" svg:y="12.528cm">
            <text:p text:style-name="P23"><text:span text:style-name="T4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2" draw:style-name="gr7" draw:text-style-name="P20" draw:layer="layout" svg:x1="5.759cm" svg:y1="13.026cm" svg:x2="6.755cm" svg:y2="13.026cm">
            <text:p/>
          </draw:line>
          <draw:line draw:name="Line 23" draw:style-name="gr7" draw:text-style-name="P20" draw:layer="layout" svg:x1="6.257cm" svg:y1="12.528cm" svg:x2="6.257cm" svg:y2="13.524cm">
            <text:p/>
          </draw:line>
        </draw:g>
        <draw:custom-shape draw:name="Oval 36" draw:style-name="gr8" draw:text-style-name="P22" draw:layer="layout" svg:width="0.25cm" svg:height="0.246cm" svg:x="6.134cm" svg:y="16.779cm">
          <text:p text:style-name="P23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グループ化 14">
          <draw:custom-shape draw:name="Rectangle 5" draw:style-name="gr5" draw:text-style-name="P20" draw:layer="layout" svg:width="1.997cm" svg:height="1.498cm" svg:x="5.759cm" svg:y="4.024cm">
            <text:p text:style-name="P2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図 2" draw:style-name="gr9" draw:text-style-name="P21" draw:layer="layout" svg:width="1.587cm" svg:height="1.056cm" svg:x="5.966cm" svg:y="4.179cm">
            <draw:image xlink:href="Pictures/10000200000001F40000014D05893C8684302C38.png" xlink:type="simple" xlink:show="embed" xlink:actuate="onLoad">
              <text:p/>
            </draw:image>
          </draw:frame>
        </draw:g>
        <draw:frame draw:name="スライド番号プレースホルダー 5" presentation:style-name="pr13" draw:text-style-name="P2" draw:layer="layout" svg:width="1.248cm" svg:height="0.768cm" svg:x="25.51cm" svg:y="18.151cm" presentation:class="page-number" presentation:user-transformed="true">
          <draw:text-box>
            <text:p text:style-name="P15"><text:span text:style-name="T1"><text:page-number>&lt;number&gt;</text:page-number></text:span></text:p>
          </draw:text-box>
        </draw:frame>
        <draw:custom-shape draw:name="Rectangle 52" draw:style-name="gr5" draw:text-style-name="P20" draw:layer="layout" svg:width="1.997cm" svg:height="1.498cm" svg:x="11.761cm" svg:y="4.024cm">
          <text:p text:style-name="P2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0" draw:text-style-name="P24" xml:id="id1" draw:id="id1" draw:layer="layout" svg:width="1.997cm" svg:height="1.498cm" svg:x="11.761cm" svg:y="4.024cm">
          <text:p text:style-name="P2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1" draw:text-style-name="P20" draw:layer="layout" svg:width="5.046cm" svg:height="1.267cm" svg:x="4.232cm" svg:y="6.242cm">
          <text:p text:style-name="P23"><text:span text:style-name="T8">TeXpoint</text:span><text:span text:style-name="T8">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11" draw:text-style-name="P20" draw:layer="layout" svg:width="5.579cm" svg:height="1.267cm" svg:x="9.97cm" svg:y="6.265cm">
          <text:p text:style-name="P23"><text:span text:style-name="T8">数式ツール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</anim:seq>
        </anim:par>
        <presentation:notes draw:style-name="dp3">
          <draw:page-thumbnail draw:style-name="gr1" draw:layer="layout" svg:width="14.998cm" svg:height="10.383cm" svg:x="1.975cm" svg:y="2.104cm" draw:page-number="5" presentation:class="page"/>
          <draw:frame presentation:style-name="pr14" draw:text-style-name="P16" draw:layer="layout" svg:width="15.158cm" svg:height="12.46cm" svg:x="1.894cm" svg:y="13.154cm" presentation:class="notes" presentation:placeholder="true">
            <draw:text-box/>
          </draw:frame>
        </presentation:notes>
      </draw:page>
      <draw:page draw:name="ディジタルフィルタの基本要素の接続" draw:style-name="dp1" draw:master-page-name="タイトルのみ" presentation:presentation-page-layout-name="AL3T19">
        <draw:frame draw:name="タイトル 1" presentation:style-name="pr12" draw:text-style-name="P6" draw:layer="layout" svg:width="25.75cm" svg:height="1.441cm" svg:x="0.758cm" svg:y="0.481cm" presentation:class="title" presentation:user-transformed="true">
          <draw:text-box>
            <text:p text:style-name="P11"><text:span text:style-name="T3">ディジタルフィルタの基本要素の接続</text:span></text:p>
          </draw:text-box>
        </draw:frame>
        <draw:frame draw:name="フッター プレースホルダー 2" presentation:style-name="pr13" draw:text-style-name="P2" draw:layer="layout" svg:width="18.791cm" svg:height="0.769cm" svg:x="0.842cm" svg:y="18.15cm" presentation:class="footer" presentation:user-transformed="true">
          <draw:text-box>
            <text:p text:style-name="P1"><text:span text:style-name="T1">研究室ゼミ</text:span></text:p>
          </draw:text-box>
        </draw:frame>
        <draw:custom-shape draw:name="AutoShape 26" draw:style-name="gr5" draw:text-style-name="P20" draw:layer="layout" svg:width="1.498cm" svg:height="1.251cm" draw:transform="rotate (-3.14159265358979) translate (10.006cm 8.775cm)">
          <text:p text:style-name="P23"><text:span text:style-name="T4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roup 31">
          <draw:custom-shape draw:name="Oval 27" draw:style-name="gr6" draw:text-style-name="P20" draw:layer="layout" svg:width="0.996cm" svg:height="0.996cm" svg:x="8.758cm" svg:y="11.024cm">
            <text:p text:style-name="P23"><text:span text:style-name="T4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7" draw:text-style-name="P20" draw:layer="layout" svg:x1="8.757cm" svg:y1="11.522cm" svg:x2="9.754cm" svg:y2="11.522cm">
            <text:p/>
          </draw:line>
          <draw:line draw:name="Line 29" draw:style-name="gr7" draw:text-style-name="P20" draw:layer="layout" svg:x1="9.256cm" svg:y1="11.024cm" svg:x2="9.256cm" svg:y2="12.02cm">
            <text:p/>
          </draw:line>
        </draw:g>
        <draw:custom-shape draw:name="Oval 44" draw:style-name="gr8" draw:text-style-name="P22" draw:layer="layout" svg:width="0.25cm" svg:height="0.246cm" svg:x="9.133cm" svg:y="4.652cm">
          <text:p text:style-name="P23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51" draw:style-name="gr12" draw:text-style-name="P21" draw:layer="layout" svg:width="1.375cm" svg:height="0.001cm" svg:x="7.757cm" svg:y="4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52" draw:style-name="gr13" draw:text-style-name="P21" draw:layer="layout" svg:width="1.375cm" svg:height="0.001cm" svg:x="9.384cm" svg:y="4.7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54" draw:style-name="gr8" draw:text-style-name="P22" draw:layer="layout" svg:width="0.25cm" svg:height="0.246cm" svg:x="4.132cm" svg:y="4.652cm">
          <text:p text:style-name="P23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55" draw:style-name="gr5" draw:text-style-name="P20" draw:layer="layout" svg:width="1.498cm" svg:height="1.251cm" draw:transform="rotate (-3.14159265358979) translate (5.005cm 8.775cm)">
          <text:p text:style-name="P23"><text:span text:style-name="T4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0" draw:style-name="gr5" draw:text-style-name="P20" draw:layer="layout" svg:width="1.498cm" svg:height="1.251cm" draw:transform="rotate (-3.14159265358979) translate (15.011cm 8.775cm)">
          <text:p text:style-name="P23"><text:span text:style-name="T4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roup 61">
          <draw:custom-shape draw:name="Oval 62" draw:style-name="gr6" draw:text-style-name="P20" draw:layer="layout" svg:width="0.996cm" svg:height="0.996cm" svg:x="13.763cm" svg:y="11.024cm">
            <text:p text:style-name="P23"><text:span text:style-name="T4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3" draw:style-name="gr7" draw:text-style-name="P20" draw:layer="layout" svg:x1="13.762cm" svg:y1="11.522cm" svg:x2="14.759cm" svg:y2="11.522cm">
            <text:p/>
          </draw:line>
          <draw:line draw:name="Line 64" draw:style-name="gr7" draw:text-style-name="P20" draw:layer="layout" svg:x1="14.261cm" svg:y1="11.024cm" svg:x2="14.261cm" svg:y2="12.02cm">
            <text:p/>
          </draw:line>
        </draw:g>
        <draw:custom-shape draw:name="AutoShape 65" draw:style-name="gr13" draw:text-style-name="P21" draw:layer="layout" svg:width="1.375cm" svg:height="0.001cm" svg:x="4.383cm" svg:y="4.7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3" draw:text-style-name="P21" draw:layer="layout" svg:width="0.001cm" svg:height="2.177cm" svg:x="9.256cm" svg:y="8.8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67" draw:style-name="gr13" draw:text-style-name="P21" draw:layer="layout" svg:width="0.001cm" svg:height="2.177cm" svg:x="14.261cm" svg:y="8.8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69" draw:style-name="gr13" draw:text-style-name="P21" draw:layer="layout" svg:width="3.937cm" svg:height="0.001cm" svg:x="9.79cm" svg:y="11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70" draw:style-name="gr14" draw:text-style-name="P21" draw:layer="layout" svg:width="2.711cm" svg:height="4.466cm" draw:transform="rotate (1.5707963267949) translate (4.255cm 11.523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AutoShape 72" draw:style-name="gr15" draw:text-style-name="P21" draw:layer="layout" svg:width="1.503cm" svg:height="2.747cm" svg:x="12.757cm" svg:y="4.77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AutoShape 74" draw:style-name="gr12" draw:text-style-name="P21" draw:layer="layout" svg:width="0.003cm" svg:height="2.552cm" svg:x="9.252cm" svg:y="4.9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75" draw:style-name="gr12" draw:text-style-name="P21" draw:layer="layout" svg:width="0.003cm" svg:height="2.552cm" svg:x="4.251cm" svg:y="4.9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76" draw:style-name="gr12" draw:text-style-name="P21" draw:layer="layout" svg:width="2.341cm" svg:height="0.001cm" svg:x="1.755cm" svg:y="4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77" draw:style-name="gr13" draw:text-style-name="P21" draw:layer="layout" svg:width="2.962cm" svg:height="0.003cm" svg:x="14.795cm" svg:y="11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45" draw:style-name="gr11" draw:text-style-name="P20" draw:layer="layout" svg:width="25.831cm" svg:height="3.297cm" svg:x="0.905cm" svg:y="13.525cm">
          <text:p text:style-name="P23"><text:span text:style-name="T4">ブロック間はオートシェープのコネクタを使用して接続する．</text:span></text:p>
          <text:p text:style-name="P23"><text:span text:style-name="T4">コネクタが若干傾く場合は，ブロックを上下左右に移動させると，</text:span></text:p>
          <text:p text:style-name="P23"><text:span text:style-name="T4">どちらかの方向からか移動させた場合に傾きが取れる．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図 38" draw:style-name="gr9" draw:text-style-name="P21" draw:layer="layout" svg:width="2.009cm" svg:height="1.161cm" svg:x="1.965cm" svg:y="3.239cm">
          <draw:image xlink:href="Pictures/10000200000002790000016EB428F5E744D44BAF.png" xlink:type="simple" xlink:show="embed" xlink:actuate="onLoad">
            <text:p/>
          </draw:image>
        </draw:frame>
        <draw:frame draw:name="図 39" draw:style-name="gr9" draw:text-style-name="P21" draw:layer="layout" svg:width="2.009cm" svg:height="1.161cm" svg:x="15.492cm" svg:y="10.007cm">
          <draw:image xlink:href="Pictures/10000200000002790000016E59BADEE93E4B2536.png" xlink:type="simple" xlink:show="embed" xlink:actuate="onLoad">
            <text:p/>
          </draw:image>
        </draw:frame>
        <draw:g draw:name="グループ化 43">
          <draw:custom-shape draw:name="Rectangle 9" draw:style-name="gr5" draw:text-style-name="P20" draw:layer="layout" svg:width="1.997cm" svg:height="1.498cm" svg:x="5.759cm" svg:y="4.025cm">
            <text:p text:style-name="P2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図 41" draw:style-name="gr9" draw:text-style-name="P21" draw:layer="layout" svg:width="1.587cm" svg:height="1.056cm" svg:x="5.966cm" svg:y="4.18cm">
            <draw:image xlink:href="Pictures/10000200000001F40000014D05893C8684302C38.png" xlink:type="simple" xlink:show="embed" xlink:actuate="onLoad">
              <text:p/>
            </draw:image>
          </draw:frame>
        </draw:g>
        <draw:g draw:name="グループ化 44">
          <draw:custom-shape draw:name="Rectangle 48" draw:style-name="gr5" draw:text-style-name="P20" draw:layer="layout" svg:width="1.997cm" svg:height="1.498cm" svg:x="10.76cm" svg:y="4.025cm">
            <text:p text:style-name="P2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図 42" draw:style-name="gr9" draw:text-style-name="P21" draw:layer="layout" svg:width="1.587cm" svg:height="1.056cm" svg:x="10.967cm" svg:y="4.18cm">
            <draw:image xlink:href="Pictures/10000200000001F40000014D05893C8684302C38.png" xlink:type="simple" xlink:show="embed" xlink:actuate="onLoad">
              <text:p/>
            </draw:image>
          </draw:frame>
        </draw:g>
        <draw:frame draw:name="スライド番号プレースホルダー 4" presentation:style-name="pr13" draw:text-style-name="P2" draw:layer="layout" svg:width="1.248cm" svg:height="0.768cm" svg:x="25.51cm" svg:y="18.151cm" presentation:class="page-number" presentation:user-transformed="true">
          <draw:text-box>
            <text:p text:style-name="P15"><text:span text:style-name="T1"><text:page-number>&lt;number&gt;</text:page-number></text:span></text:p>
          </draw:text-box>
        </draw:frame>
        <presentation:notes draw:style-name="dp3">
          <draw:page-thumbnail draw:style-name="gr1" draw:layer="layout" svg:width="14.998cm" svg:height="10.383cm" svg:x="1.975cm" svg:y="2.104cm" draw:page-number="6" presentation:class="page"/>
          <draw:frame presentation:style-name="pr14" draw:text-style-name="P16" draw:layer="layout" svg:width="15.158cm" svg:height="12.46cm" svg:x="1.894cm" svg:y="13.154cm" presentation:class="notes" presentation:placeholder="true">
            <draw:text-box/>
          </draw:frame>
        </presentation:notes>
      </draw:page>
      <draw:page draw:name="ディジタルフィルタの基本要素の接続（数式ツール版）" draw:style-name="dp1" draw:master-page-name="タイトルのみ" presentation:presentation-page-layout-name="AL3T19">
        <draw:frame draw:name="タイトル 1" presentation:style-name="pr12" draw:text-style-name="P6" draw:layer="layout" svg:width="25.75cm" svg:height="1.441cm" svg:x="0.758cm" svg:y="0.481cm" presentation:class="title" presentation:user-transformed="true">
          <draw:text-box>
            <text:p text:style-name="P11"><text:span text:style-name="T3">ディジタルフィルタの基本要素の接続（数式ツール版）</text:span></text:p>
          </draw:text-box>
        </draw:frame>
        <draw:frame draw:name="フッター プレースホルダー 2" presentation:style-name="pr13" draw:text-style-name="P2" draw:layer="layout" svg:width="18.791cm" svg:height="0.769cm" svg:x="0.842cm" svg:y="18.15cm" presentation:class="footer" presentation:user-transformed="true">
          <draw:text-box>
            <text:p text:style-name="P1"><text:span text:style-name="T1">研究室ゼミ</text:span></text:p>
          </draw:text-box>
        </draw:frame>
        <draw:custom-shape draw:name="AutoShape 26" draw:style-name="gr5" draw:text-style-name="P20" draw:layer="layout" svg:width="1.498cm" svg:height="1.251cm" draw:transform="rotate (-3.14159265358979) translate (10.006cm 8.775cm)">
          <text:p text:style-name="P23"><text:span text:style-name="T4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roup 31">
          <draw:custom-shape draw:name="Oval 27" draw:style-name="gr6" draw:text-style-name="P20" draw:layer="layout" svg:width="0.996cm" svg:height="0.996cm" svg:x="8.758cm" svg:y="11.024cm">
            <text:p text:style-name="P23"><text:span text:style-name="T4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7" draw:text-style-name="P20" draw:layer="layout" svg:x1="8.757cm" svg:y1="11.522cm" svg:x2="9.754cm" svg:y2="11.522cm">
            <text:p/>
          </draw:line>
          <draw:line draw:name="Line 29" draw:style-name="gr7" draw:text-style-name="P20" draw:layer="layout" svg:x1="9.256cm" svg:y1="11.024cm" svg:x2="9.256cm" svg:y2="12.02cm">
            <text:p/>
          </draw:line>
        </draw:g>
        <draw:custom-shape draw:name="Oval 44" draw:style-name="gr8" draw:text-style-name="P22" draw:layer="layout" svg:width="0.25cm" svg:height="0.246cm" svg:x="9.133cm" svg:y="4.652cm">
          <text:p text:style-name="P23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51" draw:style-name="gr12" draw:text-style-name="P21" draw:layer="layout" svg:width="1.375cm" svg:height="0.001cm" svg:x="7.757cm" svg:y="4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52" draw:style-name="gr13" draw:text-style-name="P21" draw:layer="layout" svg:width="1.375cm" svg:height="0.001cm" svg:x="9.384cm" svg:y="4.7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54" draw:style-name="gr8" draw:text-style-name="P22" draw:layer="layout" svg:width="0.25cm" svg:height="0.246cm" svg:x="4.132cm" svg:y="4.652cm">
          <text:p text:style-name="P23"><text:span text:style-name="T4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55" draw:style-name="gr5" draw:text-style-name="P20" draw:layer="layout" svg:width="1.498cm" svg:height="1.251cm" draw:transform="rotate (-3.14159265358979) translate (5.005cm 8.775cm)">
          <text:p text:style-name="P23"><text:span text:style-name="T4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utoShape 60" draw:style-name="gr5" draw:text-style-name="P20" draw:layer="layout" svg:width="1.498cm" svg:height="1.251cm" draw:transform="rotate (-3.14159265358979) translate (15.011cm 8.775cm)">
          <text:p text:style-name="P23"><text:span text:style-name="T4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Group 61">
          <draw:custom-shape draw:name="Oval 62" draw:style-name="gr6" draw:text-style-name="P20" draw:layer="layout" svg:width="0.996cm" svg:height="0.996cm" svg:x="13.763cm" svg:y="11.024cm">
            <text:p text:style-name="P23"><text:span text:style-name="T4"/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3" draw:style-name="gr7" draw:text-style-name="P20" draw:layer="layout" svg:x1="13.762cm" svg:y1="11.522cm" svg:x2="14.759cm" svg:y2="11.522cm">
            <text:p/>
          </draw:line>
          <draw:line draw:name="Line 64" draw:style-name="gr7" draw:text-style-name="P20" draw:layer="layout" svg:x1="14.261cm" svg:y1="11.024cm" svg:x2="14.261cm" svg:y2="12.02cm">
            <text:p/>
          </draw:line>
        </draw:g>
        <draw:custom-shape draw:name="AutoShape 65" draw:style-name="gr13" draw:text-style-name="P21" draw:layer="layout" svg:width="1.375cm" svg:height="0.001cm" svg:x="4.383cm" svg:y="4.7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3" draw:text-style-name="P21" draw:layer="layout" svg:width="0.001cm" svg:height="2.177cm" svg:x="9.256cm" svg:y="8.8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67" draw:style-name="gr13" draw:text-style-name="P21" draw:layer="layout" svg:width="0.001cm" svg:height="2.177cm" svg:x="14.261cm" svg:y="8.8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69" draw:style-name="gr13" draw:text-style-name="P21" draw:layer="layout" svg:width="3.937cm" svg:height="0.001cm" svg:x="9.79cm" svg:y="11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70" draw:style-name="gr14" draw:text-style-name="P21" draw:layer="layout" svg:width="2.711cm" svg:height="4.466cm" draw:transform="rotate (1.5707963267949) translate (4.255cm 11.523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AutoShape 72" draw:style-name="gr15" draw:text-style-name="P21" draw:layer="layout" svg:width="1.503cm" svg:height="2.747cm" svg:x="12.757cm" svg:y="4.775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AutoShape 74" draw:style-name="gr12" draw:text-style-name="P21" draw:layer="layout" svg:width="0.003cm" svg:height="2.552cm" svg:x="9.252cm" svg:y="4.9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75" draw:style-name="gr12" draw:text-style-name="P21" draw:layer="layout" svg:width="0.003cm" svg:height="2.552cm" svg:x="4.251cm" svg:y="4.9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76" draw:style-name="gr12" draw:text-style-name="P21" draw:layer="layout" svg:width="2.341cm" svg:height="0.001cm" svg:x="1.755cm" svg:y="4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77" draw:style-name="gr13" draw:text-style-name="P21" draw:layer="layout" svg:width="2.962cm" svg:height="0.003cm" svg:x="14.795cm" svg:y="11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45" draw:style-name="gr11" draw:text-style-name="P20" draw:layer="layout" svg:width="25.831cm" svg:height="3.297cm" svg:x="0.905cm" svg:y="13.525cm">
          <text:p text:style-name="P23"><text:span text:style-name="T4">ブロック間はオートシェープのコネクタを使用して接続する．</text:span></text:p>
          <text:p text:style-name="P23"><text:span text:style-name="T4">コネクタが若干傾く場合は，ブロックを上下左右に移動させると，</text:span></text:p>
          <text:p text:style-name="P23"><text:span text:style-name="T4">どちらかの方向からか移動させた場合に傾きが取れる．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スライド番号プレースホルダー 4" presentation:style-name="pr13" draw:text-style-name="P2" draw:layer="layout" svg:width="1.248cm" svg:height="0.768cm" svg:x="25.51cm" svg:y="18.151cm" presentation:class="page-number" presentation:user-transformed="true">
          <draw:text-box>
            <text:p text:style-name="P15"><text:span text:style-name="T1"><text:page-number>&lt;number&gt;</text:page-number></text:span></text:p>
          </draw:text-box>
        </draw:frame>
        <draw:custom-shape draw:name="テキスト ボックス 3" draw:style-name="gr16" draw:text-style-name="P20" draw:layer="layout" svg:width="2.794cm" svg:height="1.452cm" svg:x="1.587cm" svg:y="3.322cm">
          <text:p text:style-name="P2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7" draw:text-style-name="P25" draw:layer="layout" svg:width="2.794cm" svg:height="1.452cm" svg:x="1.587cm" svg:y="3.322cm">
          <text:p text:style-name="P2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5" draw:style-name="gr16" draw:text-style-name="P20" draw:layer="layout" svg:width="2.794cm" svg:height="1.452cm" svg:x="14.963cm" svg:y="10.064cm">
          <text:p text:style-name="P2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5" draw:style-name="gr18" draw:text-style-name="P26" draw:layer="layout" svg:width="2.794cm" svg:height="1.452cm" svg:x="14.963cm" svg:y="10.064cm">
          <text:p text:style-name="P2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5" draw:text-style-name="P20" draw:layer="layout" svg:width="1.997cm" svg:height="1.498cm" svg:x="5.759cm" svg:y="4.024cm">
          <text:p text:style-name="P2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9" draw:text-style-name="P27" xml:id="id2" draw:id="id2" draw:layer="layout" svg:width="1.997cm" svg:height="1.498cm" svg:x="5.759cm" svg:y="4.024cm">
          <text:p text:style-name="P2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5" draw:text-style-name="P20" draw:layer="layout" svg:width="1.997cm" svg:height="1.498cm" svg:x="10.756cm" svg:y="4.023cm">
          <text:p text:style-name="P2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0" draw:text-style-name="P28" xml:id="id3" draw:id="id3" draw:layer="layout" svg:width="1.997cm" svg:height="1.498cm" svg:x="10.756cm" svg:y="4.023cm">
          <text:p text:style-name="P23"><text:span text:style-name="T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randomBarWipe" smil:subtype="horizontal"/>
                </anim:par>
              </anim:par>
            </anim:par>
          </anim:seq>
        </anim:par>
        <presentation:notes draw:style-name="dp3">
          <draw:page-thumbnail draw:style-name="gr1" draw:layer="layout" svg:width="14.998cm" svg:height="10.383cm" svg:x="1.975cm" svg:y="2.104cm" draw:page-number="7" presentation:class="page"/>
          <draw:frame presentation:style-name="pr14" draw:text-style-name="P16" draw:layer="layout" svg:width="15.158cm" svg:height="12.46cm" svg:x="1.894cm" svg:y="13.154cm" presentation:class="notes" presentation:placeholder="true">
            <draw:text-box/>
          </draw:frame>
        </presentation:notes>
      </draw:page>
      <draw:page draw:name="ブロック内の文字" draw:style-name="dp1" draw:master-page-name="タイトルのみ" presentation:presentation-page-layout-name="AL3T19">
        <draw:frame draw:name="タイトル 1" presentation:style-name="pr12" draw:text-style-name="P6" draw:layer="layout" svg:width="25.75cm" svg:height="1.441cm" svg:x="0.758cm" svg:y="0.481cm" presentation:class="title" presentation:user-transformed="true">
          <draw:text-box>
            <text:p text:style-name="P11"><text:span text:style-name="T3">ブロック内の文字</text:span></text:p>
          </draw:text-box>
        </draw:frame>
        <draw:frame draw:name="フッター プレースホルダー 2" presentation:style-name="pr13" draw:text-style-name="P2" draw:layer="layout" svg:width="18.791cm" svg:height="0.769cm" svg:x="0.842cm" svg:y="18.15cm" presentation:class="footer" presentation:user-transformed="true">
          <draw:text-box>
            <text:p text:style-name="P1"><text:span text:style-name="T1">研究室ゼミ</text:span></text:p>
          </draw:text-box>
        </draw:frame>
        <draw:custom-shape draw:name="正方形/長方形 3" draw:style-name="gr21" draw:text-style-name="P20" draw:layer="layout" svg:width="8cm" svg:height="1.999cm" svg:x="1.757cm" svg:y="3.524cm">
          <text:p text:style-name="P29"><text:span text:style-name="T9">ブロック内にはこのように</text:span></text:p>
          <text:p text:style-name="P29"><text:span text:style-name="T9">文字が入力でき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スライド番号プレースホルダー 4" presentation:style-name="pr13" draw:text-style-name="P2" draw:layer="layout" svg:width="1.248cm" svg:height="0.768cm" svg:x="25.51cm" svg:y="18.151cm" presentation:class="page-number" presentation:user-transformed="true">
          <draw:text-box>
            <text:p text:style-name="P15"><text:span text:style-name="T1"><text:page-number>&lt;number&gt;</text:page-number></text:span></text:p>
          </draw:text-box>
        </draw:frame>
        <presentation:notes draw:style-name="dp3">
          <draw:page-thumbnail draw:style-name="gr1" draw:layer="layout" svg:width="14.998cm" svg:height="10.383cm" svg:x="1.975cm" svg:y="2.104cm" draw:page-number="8" presentation:class="page"/>
          <draw:frame presentation:style-name="pr14" draw:text-style-name="P16" draw:layer="layout" svg:width="15.158cm" svg:height="12.46cm" svg:x="1.894cm" svg:y="13.154cm" presentation:class="notes" presentation:placeholder="true">
            <draw:text-box/>
          </draw:frame>
        </presentation:notes>
      </draw:page>
      <draw:page draw:name="MATLAB用標準カラーマップ" draw:style-name="dp1" draw:master-page-name="タイトルと2x_28_1x2_29_のコンテンツ">
        <draw:frame draw:name="コンテンツ プレースホルダー 4" presentation:style-name="pr15" draw:text-style-name="P6" draw:layer="layout" svg:width="24.764cm" svg:height="7.288cm" svg:x="1.376cm" svg:y="2.522cm" presentation:class="outline" presentation:user-transformed="true">
          <draw:text-box>
            <text:list text:style-name="L3">
              <text:list-item>
                <text:p text:style-name="P12"><text:span text:style-name="T3">MATLAB 2015a</text:span><text:span text:style-name="T3">からは，グラフなどに使用するカラーマップが新しくなりました．この新しい色を参考までに以下に用意しました．これらの色は，プロジェクタなどに表示した際にも見やすい色になっています．（従来の色は明るすぎて見にくい場合がありました．）</text:span></text:p>
              </text:list-item>
            </text:list>
          </draw:text-box>
        </draw:frame>
        <draw:frame draw:name="タイトル 1" presentation:style-name="pr16" draw:text-style-name="P6" draw:layer="layout" svg:width="25.75cm" svg:height="1.441cm" svg:x="0.758cm" svg:y="0.481cm" presentation:class="title" presentation:user-transformed="true">
          <draw:text-box>
            <text:p text:style-name="P11"><text:span text:style-name="T3">MATLAB</text:span><text:span text:style-name="T3">用標準カラーマップ</text:span></text:p>
          </draw:text-box>
        </draw:frame>
        <draw:frame draw:name="スライド番号プレースホルダー 3" presentation:style-name="pr17" draw:text-style-name="P2" draw:layer="layout" svg:width="1.248cm" svg:height="0.768cm" svg:x="25.51cm" svg:y="18.151cm" presentation:class="page-number" presentation:user-transformed="true">
          <draw:text-box>
            <text:p text:style-name="P15"><text:span text:style-name="T1"><text:page-number>&lt;number&gt;</text:page-number></text:span></text:p>
          </draw:text-box>
        </draw:frame>
        <draw:frame draw:name="フッター プレースホルダー 2" presentation:style-name="pr17" draw:text-style-name="P2" draw:layer="layout" svg:width="18.791cm" svg:height="0.769cm" svg:x="0.842cm" svg:y="18.15cm" presentation:class="footer" presentation:user-transformed="true">
          <draw:text-box>
            <text:p text:style-name="P1"><text:span text:style-name="T1">研究室ゼミ</text:span></text:p>
          </draw:text-box>
        </draw:frame>
        <draw:custom-shape draw:name="正方形/長方形 14" draw:style-name="gr22" draw:text-style-name="P30" draw:layer="layout" svg:width="0.999cm" svg:height="0.999cm" svg:x="4.398cm" svg:y="13.025cm">
          <text:p text:style-name="P2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3" draw:text-style-name="P31" draw:layer="layout" svg:width="0.999cm" svg:height="0.999cm" svg:x="5.398cm" svg:y="13.025cm">
          <text:p text:style-name="P2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" draw:style-name="gr24" draw:text-style-name="P32" draw:layer="layout" svg:width="0.999cm" svg:height="0.999cm" svg:x="6.398cm" svg:y="13.025cm">
          <text:p text:style-name="P2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7" draw:style-name="gr25" draw:text-style-name="P33" draw:layer="layout" svg:width="0.999cm" svg:height="0.999cm" svg:x="7.383cm" svg:y="13.025cm">
          <text:p text:style-name="P2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8" draw:style-name="gr26" draw:text-style-name="P34" draw:layer="layout" svg:width="0.999cm" svg:height="0.999cm" svg:x="8.383cm" svg:y="13.025cm">
          <text:p text:style-name="P2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9" draw:style-name="gr27" draw:text-style-name="P35" draw:layer="layout" svg:width="0.999cm" svg:height="0.999cm" svg:x="9.383cm" svg:y="13.025cm">
          <text:p text:style-name="P2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0" draw:style-name="gr28" draw:text-style-name="P36" draw:layer="layout" svg:width="0.999cm" svg:height="0.999cm" svg:x="10.383cm" svg:y="13.025cm">
          <text:p text:style-name="P2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21" draw:layer="layout" svg:width="10.166cm" svg:height="7.288cm" svg:x="14.972cm" svg:y="10.235cm">
          <draw:image xlink:href="Pictures/2000006300006048000044FD1C2F64C8492A4BE7.wmf" xlink:type="simple" xlink:show="embed" xlink:actuate="onLoad">
            <text:p/>
          </draw:image>
        </draw:frame>
        <presentation:notes draw:style-name="dp3">
          <draw:page-thumbnail draw:style-name="gr1" draw:layer="layout" svg:width="14.998cm" svg:height="10.383cm" svg:x="1.975cm" svg:y="2.104cm" draw:page-number="9" presentation:class="page"/>
          <draw:frame presentation:style-name="pr18" draw:text-style-name="P16" draw:layer="layout" svg:width="15.158cm" svg:height="12.46cm" svg:x="1.894cm" svg:y="13.1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ＭＳ Ｐゴシック1" svg:font-family="'ＭＳ Ｐゴシック'"/>
    <style:font-face style:name="+mn-cs" svg:font-family="+mn-cs" style:font-pitch="variable"/>
    <style:font-face style:name="Arial" svg:font-family="Arial" style:font-pitch="variable"/>
    <style:font-face style:name="Arimo1" svg:font-family="Arimo" style:font-pitch="variable"/>
    <style:font-face style:name="Luxi Sans1" svg:font-family="'Luxi Sans'" style:font-pitch="variable"/>
    <style:font-face style:name="Noto Sans CJK JP Regular2" svg:font-family="'Noto Sans CJK JP Regular'" style:font-pitch="variable"/>
    <style:font-face style:name="Tinos1" svg:font-family="Tinos" style:font-pitch="variable"/>
    <style:font-face style:name="ＭＳ Ｐゴシック" svg:font-family="'ＭＳ Ｐゴシック'" style:font-pitch="variable"/>
    <style:font-face style:name="Arimo2" svg:font-family="Arimo" style:font-family-generic="modern" style:font-pitch="variable"/>
    <style:font-face style:name="DejaVu Sans1" svg:font-family="'DejaVu Sans'" style:font-family-generic="modern" style:font-pitch="variable"/>
    <style:font-face style:name="Noto Sans CJK JP Regular1" svg:font-family="'Noto Sans CJK JP Regular'" style:font-family-generic="modern" style:font-pitch="variable"/>
    <style:font-face style:name="ＭＳ Ｐゴシック2" svg:font-family="'ＭＳ Ｐゴシック'" style:font-family-generic="modern" style:font-pitch="variable"/>
    <style:font-face style:name="Arial2" svg:font-family="Arial" style:font-family-generic="roman" style:font-pitch="variable"/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fill-image draw:name="msFillBitmap_20_1" draw:display-name="msFillBitmap 1" xlink:href="Pictures/100002010000007A0000005C1FFE9EADE813B52C.png" xlink:type="simple" xlink:show="embed" xlink:actuate="onLoad"/>
    <draw:fill-image draw:name="msFillBitmap_20_2" draw:display-name="msFillBitmap 2" xlink:href="Pictures/10000201000000A500000056DDB9C64D57F9F157.png" xlink:type="simple" xlink:show="embed" xlink:actuate="onLoad"/>
    <draw:fill-image draw:name="msFillBitmap_20_3" draw:display-name="msFillBitmap 3" xlink:href="Pictures/10000201000000A50000005667FFE1D35246697D.png" xlink:type="simple" xlink:show="embed" xlink:actuate="onLoad"/>
    <draw:fill-image draw:name="msFillBitmap_20_4" draw:display-name="msFillBitmap 4" xlink:href="Pictures/100002010000007A0000005CBD8953D0D198F65F.png" xlink:type="simple" xlink:show="embed" xlink:actuate="onLoad"/>
    <draw:fill-image draw:name="msFillBitmap_20_5" draw:display-name="msFillBitmap 5" xlink:href="Pictures/100002010000007A0000005CD85F028AC3216440.png" xlink:type="simple" xlink:show="embed" xlink:actuate="onLoad"/>
    <draw:marker draw:name="Arrow" svg:viewBox="0 0 20 30" svg:d="M10 0l-10 30h2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sms" fo:country="FI" style:font-name-asian="DejaVu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のみ-background" style:family="presentation">
      <style:graphic-properties draw:stroke="none" draw:fill="solid" draw:fill-color="#ffffff"/>
      <style:text-properties style:letter-kerning="true"/>
    </style:style>
    <style:style style:name="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の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のみ-outline1" style:family="presentation">
      <style:graphic-properties draw:stroke="none" draw:fill="none" draw:auto-grow-height="false" draw:fit-to-size="shrink-to-fit">
        <text:list-style style:name="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のみ-outline2" style:family="presentation" style:parent-style-name="タイトルのみ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のみ-outline3" style:family="presentation" style:parent-style-name="タイトルのみ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タイトルのみ-outline4" style:family="presentation" style:parent-style-name="タイトルのみ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タイトルのみ-outline5" style:family="presentation" style:parent-style-name="タイトルのみ-outline4">
      <style:paragraph-properties fo:margin-top="0.1cm" fo:margin-bottom="0cm"/>
      <style:text-properties fo:font-size="20pt" style:font-size-asian="20pt" style:font-size-complex="20pt"/>
    </style:style>
    <style:style style:name="タイトルのみ-outline6" style:family="presentation" style:parent-style-name="タイトルのみ-outline5">
      <style:paragraph-properties fo:margin-top="0.1cm" fo:margin-bottom="0cm"/>
      <style:text-properties fo:font-size="20pt" style:font-size-asian="20pt" style:font-size-complex="20pt"/>
    </style:style>
    <style:style style:name="タイトルのみ-outline7" style:family="presentation" style:parent-style-name="タイトルのみ-outline6">
      <style:paragraph-properties fo:margin-top="0.1cm" fo:margin-bottom="0cm"/>
      <style:text-properties fo:font-size="20pt" style:font-size-asian="20pt" style:font-size-complex="20pt"/>
    </style:style>
    <style:style style:name="タイトルのみ-outline8" style:family="presentation" style:parent-style-name="タイトルのみ-outline7">
      <style:paragraph-properties fo:margin-top="0.1cm" fo:margin-bottom="0cm"/>
      <style:text-properties fo:font-size="20pt" style:font-size-asian="20pt" style:font-size-complex="20pt"/>
    </style:style>
    <style:style style:name="タイトルのみ-outline9" style:family="presentation" style:parent-style-name="タイトルのみ-outline8">
      <style:paragraph-properties fo:margin-top="0.1cm" fo:margin-bottom="0cm"/>
      <style:text-properties fo:font-size="20pt" style:font-size-asian="20pt" style:font-size-complex="20pt"/>
    </style:style>
    <style:style style:name="タイトルのみ-subtitle" style:family="presentation">
      <style:graphic-properties draw:stroke="none" draw:fill="none" draw:textarea-vertical-align="middle">
        <text:list-style style:name="タイトルの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のみ-title" style:family="presentation">
      <style:graphic-properties draw:stroke="none" draw:fill="none" draw:textarea-vertical-align="middle">
        <text:list-style style:name="タイトルの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と2x_28_1x2_29_のコンテンツ-background" style:display-name="タイトルと2x(1x2)のコンテンツ-background" style:family="presentation">
      <style:graphic-properties draw:stroke="none" draw:fill="solid" draw:fill-color="#ffffff"/>
      <style:text-properties style:letter-kerning="true"/>
    </style:style>
    <style:style style:name="タイトルと2x_28_1x2_29_のコンテンツ-backgroundobjects" style:display-name="タイトルと2x(1x2)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2x_28_1x2_29_のコンテンツ-notes" style:display-name="タイトルと2x(1x2)の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2x_28_1x2_29_のコンテンツ-outline1" style:display-name="タイトルと2x(1x2)のコンテンツ-outline1" style:family="presentation">
      <style:graphic-properties draw:stroke="none" draw:fill="none" draw:auto-grow-height="false" draw:fit-to-size="shrink-to-fit">
        <text:list-style style:name="タイトルと2x_28_1x2_29_のコンテンツ-outline1" style:display-name="タイトルと2x(1x2)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と2x_28_1x2_29_のコンテンツ-outline2" style:display-name="タイトルと2x(1x2)のコンテンツ-outline2" style:family="presentation" style:parent-style-name="タイトルと2x_28_1x2_29_のコンテンツ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2x_28_1x2_29_のコンテンツ-outline3" style:display-name="タイトルと2x(1x2)のコンテンツ-outline3" style:family="presentation" style:parent-style-name="タイトルと2x_28_1x2_29_のコンテンツ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タイトルと2x_28_1x2_29_のコンテンツ-outline4" style:display-name="タイトルと2x(1x2)のコンテンツ-outline4" style:family="presentation" style:parent-style-name="タイトルと2x_28_1x2_29_のコンテンツ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タイトルと2x_28_1x2_29_のコンテンツ-outline5" style:display-name="タイトルと2x(1x2)のコンテンツ-outline5" style:family="presentation" style:parent-style-name="タイトルと2x_28_1x2_29_の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2x_28_1x2_29_のコンテンツ-outline6" style:display-name="タイトルと2x(1x2)のコンテンツ-outline6" style:family="presentation" style:parent-style-name="タイトルと2x_28_1x2_29_の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2x_28_1x2_29_のコンテンツ-outline7" style:display-name="タイトルと2x(1x2)のコンテンツ-outline7" style:family="presentation" style:parent-style-name="タイトルと2x_28_1x2_29_の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2x_28_1x2_29_のコンテンツ-outline8" style:display-name="タイトルと2x(1x2)のコンテンツ-outline8" style:family="presentation" style:parent-style-name="タイトルと2x_28_1x2_29_の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2x_28_1x2_29_のコンテンツ-outline9" style:display-name="タイトルと2x(1x2)のコンテンツ-outline9" style:family="presentation" style:parent-style-name="タイトルと2x_28_1x2_29_の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2x_28_1x2_29_のコンテンツ-subtitle" style:display-name="タイトルと2x(1x2)のコンテンツ-subtitle" style:family="presentation">
      <style:graphic-properties draw:stroke="none" draw:fill="none" draw:textarea-vertical-align="middle">
        <text:list-style style:name="タイトルと2x_28_1x2_29_のコンテンツ-subtitle" style:display-name="タイトルと2x(1x2)の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2x_28_1x2_29_のコンテンツ-title" style:display-name="タイトルと2x(1x2)のコンテンツ-title" style:family="presentation">
      <style:graphic-properties draw:stroke="none" draw:fill="none" draw:textarea-vertical-align="middle">
        <text:list-style style:name="タイトルと2x_28_1x2_29_のコンテンツ-title" style:display-name="タイトルと2x(1x2)の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8.949cm" fo:page-height="27.6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3333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タイトル_20_スライド-backgroundobjects">
      <style:graphic-properties draw:stroke="none" draw:fill="none" draw:fill-color="#ffffff" draw:auto-grow-height="false" fo:min-height="1.397cm"/>
    </style:style>
    <style:style style:name="Mpr5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タイトルとコンテンツ-backgroundobjects">
      <style:graphic-properties draw:stroke="none" draw:fill="none" draw:fill-color="#ffffff" draw:auto-grow-height="false" fo:min-height="1.384cm"/>
    </style:style>
    <style:style style:name="Mpr10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384cm"/>
    </style:style>
    <style:style style:name="Mpr11" style:family="presentation" style:parent-style-name="タイトルのみ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タイトルのみ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タイトルのみ-backgroundobjects">
      <style:graphic-properties draw:stroke="none" draw:fill="none" draw:fill-color="#ffffff" draw:auto-grow-height="false" fo:min-height="1.384cm"/>
    </style:style>
    <style:style style:name="Mpr14" style:family="presentation" style:parent-style-name="タイトルのみ-backgroundobjects">
      <style:graphic-properties draw:stroke="none" draw:fill="none" draw:fill-color="#ffffff" draw:textarea-vertical-align="bottom" draw:auto-grow-height="false" fo:min-height="1.384cm"/>
    </style:style>
    <style:style style:name="Mpr15" style:family="presentation" style:parent-style-name="タイトルと2x_28_1x2_29_の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タイトルと2x_28_1x2_29_の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タイトルと2x_28_1x2_29_のコンテンツ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タイトルと2x_28_1x2_29_のコンテンツ-backgroundobjects">
      <style:graphic-properties draw:stroke="none" draw:fill="none" draw:fill-color="#ffffff" draw:auto-grow-height="false" fo:min-height="1.384cm"/>
    </style:style>
    <style:style style:name="Mpr19" style:family="presentation" style:parent-style-name="タイトルと2x_28_1x2_29_のコンテンツ-backgroundobjects">
      <style:graphic-properties draw:stroke="none" draw:fill="none" draw:fill-color="#ffffff" draw:textarea-vertical-align="bottom" draw:auto-grow-height="false" fo:min-height="1.3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9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center" style:writing-mode="lr-tb"/>
      <style:text-properties fo:font-size="20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6" style:family="paragraph">
      <style:paragraph-properties fo:margin-top="0cm" fo:margin-bottom="0cm" fo:line-height="100%" fo:text-align="start" style:punctuation-wrap="hanging" style:writing-mode="lr-tb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21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2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ＭＳ Ｐゴシック1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C0000000C457890EC017201E9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0C0000000C457890EC017201E9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00000000C0000000C457890EC017201E9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00000000C0000000C457890EC017201E9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00000000C0000000C457890EC017201E9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00000000C0000000C457890EC017201E9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00000000C0000000C457890EC017201E9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00000000C0000000C457890EC017201E9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00000000C0000000C457890EC017201E9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00000000C0000000C457890EC017201E9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0C0000000C457890EC017201E9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00000000C0000000C457890EC017201E9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image text:level="3" xlink:href="Pictures/100002000000000C0000000C457890EC017201E9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2000000000C0000000C457890EC017201E9.png" xlink:type="simple" xlink:show="embed" xlink:actuate="onLoad">
        <style:list-level-properties text:space-before="3.811cm" text:min-label-width="0.634cm" style:vertical-pos="middle" style:vertical-rel="line" fo:width="0.508cm" fo:height="0.508cm"/>
      </text:list-level-style-image>
      <text:list-level-style-image text:level="5" xlink:href="Pictures/100002000000000C0000000C457890EC017201E9.png" xlink:type="simple" xlink:show="embed" xlink:actuate="onLoad">
        <style:list-level-properties text:space-before="5.081cm" text:min-label-width="0.634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custom-shape draw:name="Rectangle 11" draw:style-name="Mgr3" draw:text-style-name="MP5" draw:layer="backgroundobjects" drawooo:display="printer" svg:width="25.999cm" svg:height="0.197cm" svg:x="0.758cm" svg:y="1.923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3" draw:text-style-name="MP5" draw:layer="backgroundobjects" drawooo:display="printer" svg:width="25.999cm" svg:height="0.197cm" svg:x="0.76cm" svg:y="17.953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3" draw:style-name="Mgr4" draw:text-style-name="MP7" draw:layer="backgroundobjects" drawooo:display="printer" svg:width="6.104cm" svg:height="0.759cm" svg:x="19.666cm" svg:y="18.156cm">
        <text:p text:style-name="MP6"><text:span text:style-name="MT2">Kawamata Lab., Tohoku Univ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9" draw:layer="backgroundobjects" svg:width="23.388cm" svg:height="5cm" svg:x="2.064cm" svg:y="3.523cm" presentation:class="title" presentation:user-transformed="true">
        <draw:text-box>
          <text:p text:style-name="MP8"><text:span text:style-name="MT3">マスター タイトルの書式設定</text:span></text:p>
        </draw:text-box>
      </draw:frame>
      <draw:frame draw:name="Rectangle 3" presentation:style-name="Mpr2" draw:text-style-name="MP11" draw:layer="backgroundobjects" svg:width="19.261cm" svg:height="4.4cm" svg:x="4.128cm" svg:y="11.324cm" presentation:class="subtitle" presentation:user-transformed="true">
        <draw:text-box>
          <text:p text:style-name="MP10"><text:span text:style-name="MT4">マスター サブタイトルの書式設定</text:span></text:p>
        </draw:text-box>
      </draw:frame>
      <draw:custom-shape draw:name="Rectangle 9" draw:style-name="Mgr3" draw:text-style-name="MP5" draw:layer="backgroundobjects" svg:width="25.999cm" svg:height="0.299cm" svg:x="0.758cm" svg:y="9.225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7" presentation:style-name="Mpr3" draw:text-style-name="MP13" draw:layer="backgroundobjects" svg:width="18.791cm" svg:height="0.769cm" svg:x="0.842cm" svg:y="18.15cm" presentation:class="footer" presentation:user-transformed="true">
        <draw:text-box>
          <text:p text:style-name="MP12"><text:span text:style-name="MT2">研究室ゼミ</text:span></text:p>
        </draw:text-box>
      </draw:frame>
      <draw:frame draw:name="Rectangle 18" presentation:style-name="Mpr3" draw:text-style-name="MP15" draw:layer="backgroundobjects" svg:width="6.42cm" svg:height="1.322cm" svg:x="10.561cm" svg:y="16.126cm" presentation:class="date-time" presentation:user-transformed="true">
        <draw:text-box>
          <text:p text:style-name="MP14"><text:span text:style-name="MT5">2015</text:span><text:span text:style-name="MT5">年</text:span><text:span text:style-name="MT5">5</text:span><text:span text:style-name="MT5">月</text:span><text:span text:style-name="MT5">11</text:span><text:span text:style-name="MT5">日</text:span></text:p>
        </draw:text-box>
      </draw:frame>
      <draw:custom-shape draw:name="Text Box 13" draw:style-name="Mgr4" draw:text-style-name="MP7" draw:layer="backgroundobjects" svg:width="6.104cm" svg:height="0.759cm" svg:x="19.666cm" svg:y="18.156cm">
        <text:p text:style-name="MP6"><text:span text:style-name="MT2">Kawamata Lab., Tohoku Univ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タイトル_20_スライド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タイトル_20_スライド-title" draw:layer="backgroundobjects" svg:width="13.968cm" svg:height="10.476cm" svg:x="3.81cm" svg:y="2.123cm" presentation:class="page"/>
        <draw:frame presentation:style-name="タイトル_20_スライド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タイトルとコンテンツ" style:page-layout-name="PM1" draw:style-name="Mdp1">
      <draw:custom-shape draw:name="Rectangle 11" draw:style-name="Mgr3" draw:text-style-name="MP5" draw:layer="backgroundobjects" svg:width="25.999cm" svg:height="0.197cm" svg:x="0.758cm" svg:y="1.923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3" draw:text-style-name="MP5" draw:layer="backgroundobjects" svg:width="25.999cm" svg:height="0.197cm" svg:x="0.76cm" svg:y="17.953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3" draw:style-name="Mgr4" draw:text-style-name="MP7" draw:layer="backgroundobjects" svg:width="6.104cm" svg:height="0.759cm" svg:x="19.666cm" svg:y="18.156cm">
        <text:p text:style-name="MP6"><text:span text:style-name="MT2">Kawamata Lab., Tohoku Univ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タイトル 1" presentation:style-name="Mpr6" draw:text-style-name="MP9" draw:layer="backgroundobjects" svg:width="25.75cm" svg:height="1.441cm" svg:x="0.758cm" svg:y="0.481cm" presentation:class="title" presentation:user-transformed="true">
        <draw:text-box>
          <text:p text:style-name="MP16"><text:span text:style-name="MT3">マスター タイトルの書式設定</text:span></text:p>
        </draw:text-box>
      </draw:frame>
      <draw:frame draw:name="コンテンツ プレースホルダー 2" presentation:style-name="Mpr7" draw:text-style-name="MP9" draw:layer="backgroundobjects" svg:width="24.764cm" svg:height="15.001cm" svg:x="1.376cm" svg:y="2.522cm" presentation:class="outline" presentation:user-transformed="true">
        <draw:text-box>
          <text:list text:style-name="ML3">
            <text:list-item>
              <text:p text:style-name="MP17"><text:span text:style-name="MT3">Click to edit the outline text format</text:span></text:p>
              <text:list>
                <text:list-item>
                  <text:p text:style-name="MP17"><text:span text:style-name="MT3">Second Outline Level</text:span></text:p>
                  <text:list>
                    <text:list-item>
                      <text:p text:style-name="MP17"><text:span text:style-name="MT3">Third Outline Level</text:span></text:p>
                      <text:list>
                        <text:list-item>
                          <text:p text:style-name="MP17"><text:span text:style-name="MT3">Fourth Outline Level</text:span></text:p>
                          <text:list>
                            <text:list-item>
                              <text:p text:style-name="MP17"><text:span text:style-name="MT3">Fifth Outline Level</text:span></text:p>
                              <text:list>
                                <text:list-item>
                                  <text:p text:style-name="MP17"><text:span text:style-name="MT3">Sixth Outline Level</text:span></text:p>
                                  <text:list>
                                    <text:list-item>
                                      <text:p text:style-name="MP18"><text:span text:style-name="MT3">Seventh Outline Level</text:span><text:span text:style-name="MT3">マスター テキストの書式設定</text:span></text:p>
                                      <text:list>
                                        <text:list-item>
                                          <text:p text:style-name="MP18"><text:span text:style-name="MT4">第 </text:span><text:span text:style-name="MT4">2 </text:span><text:span text:style-name="MT4">レベル</text:span></text:p>
                                          <text:list>
                                            <text:list-item>
                                              <text:p text:style-name="MP18"><text:span text:style-name="MT6">第 </text:span><text:span text:style-name="MT6">3 </text:span><text:span text:style-name="MT6">レベル</text:span></text:p>
                                              <text:list>
                                                <text:list-item>
                                                  <text:p text:style-name="MP19"><text:span text:style-name="MT7">第 </text:span><text:span text:style-name="MT7">4 </text:span><text:span text:style-name="MT7">レベル</text:span></text:p>
                                                </text:list-item>
                                                <text:list-item>
                                                  <text:p text:style-name="MP20"><text:span text:style-name="MT8">第 </text:span><text:span text:style-name="MT8">5 </text:span><text:span text:style-name="MT8">レベル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フッター プレースホルダー 3" presentation:style-name="Mpr8" draw:text-style-name="MP13" draw:layer="backgroundobjects" svg:width="18.791cm" svg:height="0.769cm" svg:x="0.842cm" svg:y="18.15cm" presentation:class="footer" presentation:user-transformed="true">
        <draw:text-box>
          <text:p text:style-name="MP12"><text:span text:style-name="MT2">研究室ゼミ</text:span></text:p>
        </draw:text-box>
      </draw:frame>
      <draw:frame draw:name="スライド番号プレースホルダー 4" presentation:style-name="Mpr8" draw:text-style-name="MP13" draw:layer="backgroundobjects" svg:width="1.248cm" svg:height="0.768cm" svg:x="25.51cm" svg:y="18.151cm" presentation:class="page-number" presentation:user-transformed="true">
        <draw:text-box>
          <text:p text:style-name="MP21"><text:span text:style-name="MT2"><text:page-number>&lt;number&gt;</text:page-number></text:span></text:p>
        </draw:text-box>
      </draw:frame>
      <presentation:notes style:page-layout-name="PM2">
        <draw:page-thumbnail presentation:style-name="タイトルとコンテンツ-title" draw:layer="backgroundobjects" svg:width="14.998cm" svg:height="10.383cm" svg:x="1.975cm" svg:y="2.104cm" presentation:class="page"/>
        <draw:frame presentation:style-name="タイトルとコンテンツ-notes" draw:layer="backgroundobjects" svg:width="15.158cm" svg:height="12.46cm" svg:x="1.894cm" svg:y="13.154cm" presentation:class="notes" presentation:placeholder="true">
          <draw:text-box/>
        </draw:frame>
        <draw:frame presentation:style-name="Mpr9" draw:text-style-name="MP2" draw:layer="backgroundobjects" svg:width="8.222cm" svg:height="1.3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22cm" svg:height="1.383cm" svg:x="10.72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22cm" svg:height="1.383cm" svg:x="0cm" svg:y="26.30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22cm" svg:height="1.383cm" svg:x="10.726cm" svg:y="26.30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タイトルのみ" style:page-layout-name="PM1" draw:style-name="Mdp1">
      <draw:custom-shape draw:name="Rectangle 11" draw:style-name="Mgr3" draw:text-style-name="MP5" draw:layer="backgroundobjects" svg:width="25.999cm" svg:height="0.197cm" svg:x="0.758cm" svg:y="1.923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3" draw:text-style-name="MP5" draw:layer="backgroundobjects" svg:width="25.999cm" svg:height="0.197cm" svg:x="0.76cm" svg:y="17.953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3" draw:style-name="Mgr4" draw:text-style-name="MP7" draw:layer="backgroundobjects" svg:width="6.104cm" svg:height="0.759cm" svg:x="19.666cm" svg:y="18.156cm">
        <text:p text:style-name="MP6"><text:span text:style-name="MT2">Kawamata Lab., Tohoku Univ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タイトル 1" presentation:style-name="Mpr11" draw:text-style-name="MP9" draw:layer="backgroundobjects" svg:width="25.75cm" svg:height="1.441cm" svg:x="0.758cm" svg:y="0.481cm" presentation:class="title" presentation:user-transformed="true">
        <draw:text-box>
          <text:p text:style-name="MP16"><text:span text:style-name="MT3">マスター タイトルの書式設定</text:span></text:p>
        </draw:text-box>
      </draw:frame>
      <draw:frame draw:name="フッター プレースホルダー 2" presentation:style-name="Mpr12" draw:text-style-name="MP13" draw:layer="backgroundobjects" svg:width="18.791cm" svg:height="0.769cm" svg:x="0.842cm" svg:y="18.15cm" presentation:class="footer" presentation:user-transformed="true">
        <draw:text-box>
          <text:p text:style-name="MP12"><text:span text:style-name="MT2">研究室ゼミ</text:span></text:p>
        </draw:text-box>
      </draw:frame>
      <draw:frame draw:name="スライド番号プレースホルダー 3" presentation:style-name="Mpr12" draw:text-style-name="MP13" draw:layer="backgroundobjects" svg:width="1.248cm" svg:height="0.768cm" svg:x="25.51cm" svg:y="18.151cm" presentation:class="page-number" presentation:user-transformed="true">
        <draw:text-box>
          <text:p text:style-name="MP21"><text:span text:style-name="MT2"><text:page-number>&lt;number&gt;</text:page-number></text:span></text:p>
        </draw:text-box>
      </draw:frame>
      <draw:frame presentation:style-name="タイトルのみ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タイトルのみ-title" draw:layer="backgroundobjects" svg:width="14.998cm" svg:height="10.383cm" svg:x="1.975cm" svg:y="2.104cm" presentation:class="page"/>
        <draw:frame presentation:style-name="タイトルのみ-notes" draw:layer="backgroundobjects" svg:width="15.158cm" svg:height="12.46cm" svg:x="1.894cm" svg:y="13.154cm" presentation:class="notes" presentation:placeholder="true">
          <draw:text-box/>
        </draw:frame>
        <draw:frame presentation:style-name="Mpr13" draw:text-style-name="MP2" draw:layer="backgroundobjects" svg:width="8.222cm" svg:height="1.3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22cm" svg:height="1.383cm" svg:x="10.72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22cm" svg:height="1.383cm" svg:x="0cm" svg:y="26.30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22cm" svg:height="1.383cm" svg:x="10.726cm" svg:y="26.30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タイトルと2x_28_1x2_29_のコンテンツ" style:display-name="タイトルと2x(1x2)のコンテンツ" style:page-layout-name="PM1" draw:style-name="Mdp1">
      <draw:custom-shape draw:name="Rectangle 11" draw:style-name="Mgr3" draw:text-style-name="MP5" draw:layer="backgroundobjects" svg:width="25.999cm" svg:height="0.197cm" svg:x="0.758cm" svg:y="1.923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3" draw:text-style-name="MP5" draw:layer="backgroundobjects" svg:width="25.999cm" svg:height="0.197cm" svg:x="0.76cm" svg:y="17.953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3" draw:style-name="Mgr4" draw:text-style-name="MP7" draw:layer="backgroundobjects" svg:width="6.104cm" svg:height="0.759cm" svg:x="19.666cm" svg:y="18.156cm">
        <text:p text:style-name="MP6"><text:span text:style-name="MT2">Kawamata Lab., Tohoku Univ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コンテンツ プレースホルダー 2" presentation:style-name="Mpr15" draw:text-style-name="MP9" draw:layer="backgroundobjects" svg:width="24.764cm" svg:height="7.288cm" svg:x="1.376cm" svg:y="2.522cm" presentation:class="outline" presentation:user-transformed="true">
        <draw:text-box>
          <text:list text:style-name="ML3">
            <text:list-item>
              <text:p text:style-name="MP17"><text:span text:style-name="MT3">Click to edit the outline text format</text:span></text:p>
              <text:list>
                <text:list-item>
                  <text:p text:style-name="MP17"><text:span text:style-name="MT3">Second Outline Level</text:span></text:p>
                  <text:list>
                    <text:list-item>
                      <text:p text:style-name="MP17"><text:span text:style-name="MT3">Third Outline Level</text:span></text:p>
                      <text:list>
                        <text:list-item>
                          <text:p text:style-name="MP17"><text:span text:style-name="MT3">Fourth Outline Level</text:span></text:p>
                          <text:list>
                            <text:list-item>
                              <text:p text:style-name="MP17"><text:span text:style-name="MT3">Fifth Outline Level</text:span></text:p>
                              <text:list>
                                <text:list-item>
                                  <text:p text:style-name="MP17"><text:span text:style-name="MT3">Sixth Outline Level</text:span></text:p>
                                  <text:list>
                                    <text:list-item>
                                      <text:p text:style-name="MP18"><text:span text:style-name="MT3">Seventh Outline Level</text:span><text:span text:style-name="MT3">マスター テキストの書式設定</text:span></text:p>
                                      <text:list>
                                        <text:list-item>
                                          <text:p text:style-name="MP18"><text:span text:style-name="MT4">第 </text:span><text:span text:style-name="MT4">2 </text:span><text:span text:style-name="MT4">レベル</text:span></text:p>
                                          <text:list>
                                            <text:list-item>
                                              <text:p text:style-name="MP18"><text:span text:style-name="MT6">第 </text:span><text:span text:style-name="MT6">3 </text:span><text:span text:style-name="MT6">レベル</text:span></text:p>
                                              <text:list>
                                                <text:list-item>
                                                  <text:p text:style-name="MP19"><text:span text:style-name="MT7">第 </text:span><text:span text:style-name="MT7">4 </text:span><text:span text:style-name="MT7">レベル</text:span></text:p>
                                                </text:list-item>
                                                <text:list-item>
                                                  <text:p text:style-name="MP20"><text:span text:style-name="MT8">第 </text:span><text:span text:style-name="MT8">5 </text:span><text:span text:style-name="MT8">レベル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タイトル 1" presentation:style-name="Mpr16" draw:text-style-name="MP9" draw:layer="backgroundobjects" svg:width="25.75cm" svg:height="1.441cm" svg:x="0.758cm" svg:y="0.481cm" presentation:class="title" presentation:user-transformed="true">
        <draw:text-box>
          <text:p text:style-name="MP16"><text:span text:style-name="MT3">マスター タイトルの書式設定</text:span></text:p>
        </draw:text-box>
      </draw:frame>
      <draw:frame draw:name="スライド番号プレースホルダー 4" presentation:style-name="Mpr17" draw:text-style-name="MP13" draw:layer="backgroundobjects" svg:width="1.248cm" svg:height="0.768cm" svg:x="25.51cm" svg:y="18.151cm" presentation:class="page-number" presentation:user-transformed="true">
        <draw:text-box>
          <text:p text:style-name="MP21"><text:span text:style-name="MT2"><text:page-number>&lt;number&gt;</text:page-number></text:span></text:p>
        </draw:text-box>
      </draw:frame>
      <draw:frame draw:name="フッター プレースホルダー 1" presentation:style-name="Mpr17" draw:text-style-name="MP13" draw:layer="backgroundobjects" svg:width="18.791cm" svg:height="0.769cm" svg:x="0.842cm" svg:y="18.15cm" presentation:class="footer" presentation:user-transformed="true">
        <draw:text-box>
          <text:p text:style-name="MP12"><text:span text:style-name="MT2">研究室ゼミ</text:span></text:p>
        </draw:text-box>
      </draw:frame>
      <draw:frame draw:name="コンテンツ プレースホルダー 4" presentation:style-name="Mpr15" draw:text-style-name="MP9" draw:layer="backgroundobjects" svg:width="12.17cm" svg:height="7.288cm" svg:x="1.376cm" svg:y="10.235cm" presentation:class="outline" presentation:user-transformed="true">
        <draw:text-box>
          <text:list text:style-name="ML3">
            <text:list-item>
              <text:p text:style-name="MP17"><text:span text:style-name="MT3">Click to edit the outline text format</text:span></text:p>
              <text:list>
                <text:list-item>
                  <text:p text:style-name="MP17"><text:span text:style-name="MT3">Second Outline Level</text:span></text:p>
                  <text:list>
                    <text:list-item>
                      <text:p text:style-name="MP17"><text:span text:style-name="MT3">Third Outline Level</text:span></text:p>
                      <text:list>
                        <text:list-item>
                          <text:p text:style-name="MP17"><text:span text:style-name="MT3">Fourth Outline Level</text:span></text:p>
                          <text:list>
                            <text:list-item>
                              <text:p text:style-name="MP17"><text:span text:style-name="MT3">Fifth Outline Level</text:span></text:p>
                              <text:list>
                                <text:list-item>
                                  <text:p text:style-name="MP1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2"><text:span text:style-name="MT3">Seventh Outline Level</text:span><text:span text:style-name="MT3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23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6">第 </text:span><text:span text:style-name="MT6">3 </text:span><text:span text:style-name="MT6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第 </text:span><text:span text:style-name="MT7">4 </text:span><text:span text:style-name="MT7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コンテンツ プレースホルダー 5" presentation:style-name="Mpr15" draw:text-style-name="MP9" draw:layer="backgroundobjects" svg:width="12.17cm" svg:height="7.288cm" svg:x="13.97cm" svg:y="10.235cm" presentation:class="outline" presentation:user-transformed="true">
        <draw:text-box>
          <text:list text:style-name="ML3">
            <text:list-item>
              <text:p text:style-name="MP17"><text:span text:style-name="MT3">Click to edit the outline text format</text:span></text:p>
              <text:list>
                <text:list-item>
                  <text:p text:style-name="MP17"><text:span text:style-name="MT3">Second Outline Level</text:span></text:p>
                  <text:list>
                    <text:list-item>
                      <text:p text:style-name="MP17"><text:span text:style-name="MT3">Third Outline Level</text:span></text:p>
                      <text:list>
                        <text:list-item>
                          <text:p text:style-name="MP17"><text:span text:style-name="MT3">Fourth Outline Level</text:span></text:p>
                          <text:list>
                            <text:list-item>
                              <text:p text:style-name="MP17"><text:span text:style-name="MT3">Fifth Outline Level</text:span></text:p>
                              <text:list>
                                <text:list-item>
                                  <text:p text:style-name="MP1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2"><text:span text:style-name="MT3">Seventh Outline Level</text:span><text:span text:style-name="MT3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23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6">第 </text:span><text:span text:style-name="MT6">3 </text:span><text:span text:style-name="MT6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第 </text:span><text:span text:style-name="MT7">4 </text:span><text:span text:style-name="MT7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タイトルと2x_28_1x2_29_のコンテンツ-title" draw:layer="backgroundobjects" svg:width="14.998cm" svg:height="10.383cm" svg:x="1.975cm" svg:y="2.104cm" presentation:class="page"/>
        <draw:frame presentation:style-name="タイトルと2x_28_1x2_29_のコンテンツ-notes" draw:layer="backgroundobjects" svg:width="15.158cm" svg:height="12.46cm" svg:x="1.894cm" svg:y="13.154cm" presentation:class="notes" presentation:placeholder="true">
          <draw:text-box/>
        </draw:frame>
        <draw:frame presentation:style-name="Mpr18" draw:text-style-name="MP2" draw:layer="backgroundobjects" svg:width="8.222cm" svg:height="1.3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22cm" svg:height="1.383cm" svg:x="10.72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22cm" svg:height="1.383cm" svg:x="0cm" svg:y="26.309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22cm" svg:height="1.383cm" svg:x="10.726cm" svg:y="26.30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川又研究室 標準スライドスタイル Mkstyle （2015年5月11日版）</dc:title>
    <meta:editing-cycles>2</meta:editing-cycles>
    <meta:print-date>2012-07-07T06:52:36</meta:print-date>
    <meta:creation-date>2015-12-16T16:19:47.100556413</meta:creation-date>
    <dc:date>2015-12-16T16:21:09.520110508</dc:date>
    <meta:editing-duration>PT53S</meta:editing-duration>
    <meta:generator>LibreOffice/5.0.3.2$Linux_X86_64 LibreOffice_project/00m0$Build-2</meta:generator>
    <meta:document-statistic meta:object-count="21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A4 210 x 297 m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